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61.99pt"/>
    </style:style>
    <style:style style:name="co10" style:family="table-column">
      <style:table-column-properties fo:break-before="auto" style:column-width="61.2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ares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2"/>
        <table:table-column table:style-name="co10" table:default-cell-style-name="ce3"/>
        <table:table-row table:style-name="ro1">
          <table:table-cell office:value-type="string" calcext:value-type="string" table:number-columns-spanned="10" table:number-rows-spanned="1">
            <text:p>New England Patriots</text:p>
          </table:table-cell>
          <table:covered-table-cell table:number-columns-repeated="6"/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table:style-name="Default"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table:style-name="Default"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Cam Newton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.71" calcext:value-type="float">
            <text:p>35.71</text:p>
          </table:table-cell>
          <table:table-cell office:value-type="float" office:value="0" calcext:value-type="float">
            <text:p>0</text:p>
          </table:table-cell>
          <table:table-cell office:value-type="float" office:value="26.32" calcext:value-type="float">
            <text:p>26.32</text:p>
          </table:table-cell>
        </table:table-row>
        <table:table-row table:style-name="ro1">
          <table:table-cell office:value-type="string" calcext:value-type="string">
            <text:p>Sony Michel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81" calcext:value-type="float">
            <text:p>23.81</text:p>
          </table:table-cell>
          <table:table-cell office:value-type="float" office:value="0" calcext:value-type="float">
            <text:p>0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office:value-type="string" calcext:value-type="string">
            <text:p>Rex Burkhe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.67" calcext:value-type="float">
            <text:p>16.67</text:p>
          </table:table-cell>
          <table:table-cell office:value-type="float" office:value="0" calcext:value-type="float">
            <text:p>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James Wh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.9</text:p>
          </table:table-cell>
          <table:table-cell office:value-type="float" office:value="15.79" calcext:value-type="float">
            <text:p>15.79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J.J. Tayl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52" calcext:value-type="float">
            <text:p>9.52</text:p>
          </table:table-cell>
          <table:table-cell office:value-type="float" office:value="5.26" calcext:value-type="float">
            <text:p>5.26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string" calcext:value-type="string">
            <text:p>Julian Edel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38" calcext:value-type="float">
            <text:p>2.38</text:p>
          </table:table-cell>
          <table:table-cell office:value-type="float" office:value="36.84" calcext:value-type="float">
            <text:p>36.84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N'Keal Harry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58" calcext:value-type="float">
            <text:p>31.58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string" calcext:value-type="string">
            <text:p>Ryan Izzo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3" calcext:value-type="float">
            <text:p>10.5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uffalo Bil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Josh Allen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21.54" calcext:value-type="float">
            <text:p>21.54</text:p>
          </table:table-cell>
        </table:table-row>
        <table:table-row table:style-name="ro1">
          <table:table-cell office:value-type="string" calcext:value-type="string">
            <text:p>Zack M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.12" calcext:value-type="float">
            <text:p>28.12</text:p>
          </table:table-cell>
          <table:table-cell office:value-type="float" office:value="8.89" calcext:value-type="float">
            <text:p>8.89</text:p>
          </table:table-cell>
          <table:table-cell office:value-type="float" office:value="18.46" calcext:value-type="float">
            <text:p>18.46</text:p>
          </table:table-cell>
        </table:table-row>
        <table:table-row table:style-name="ro1">
          <table:table-cell office:value-type="string" calcext:value-type="string">
            <text:p>Devin Singletary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.12" calcext:value-type="float">
            <text:p>28.12</text:p>
          </table:table-cell>
          <table:table-cell office:value-type="float" office:value="15.56" calcext:value-type="float">
            <text:p>15.56</text:p>
          </table:table-cell>
          <table:table-cell office:value-type="float" office:value="21.54" calcext:value-type="float">
            <text:p>21.54</text:p>
          </table:table-cell>
        </table:table-row>
        <table:table-row table:style-name="ro1">
          <table:table-cell office:value-type="string" calcext:value-type="string">
            <text:p>Stefon Digg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string" calcext:value-type="string">
            <text:p>John Brow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string" calcext:value-type="string">
            <text:p>Cole Beasley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.56" calcext:value-type="float">
            <text:p>15.56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Isaiah McKenzi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Gabriel Davi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Dawson Kno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iami Dolph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Myles Gask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3.33" calcext:value-type="float">
            <text:p>33.33</text:p>
          </table:table-cell>
          <table:table-cell office:value-type="float" office:value="13.33" calcext:value-type="float">
            <text:p>13.33</text:p>
          </table:table-cell>
          <table:table-cell office:value-type="float" office:value="27.66" calcext:value-type="float">
            <text:p>27.66</text:p>
          </table:table-cell>
        </table:table-row>
        <table:table-row table:style-name="ro1">
          <table:table-cell office:value-type="string" calcext:value-type="string">
            <text:p>Jordan Howard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.63" calcext:value-type="float">
            <text:p>29.63</text:p>
          </table:table-cell>
          <table:table-cell office:value-type="float" office:value="0" calcext:value-type="float">
            <text:p>0</text:p>
          </table:table-cell>
          <table:table-cell office:value-type="float" office:value="17.02" calcext:value-type="float">
            <text:p>17.02</text:p>
          </table:table-cell>
        </table:table-row>
        <table:table-row table:style-name="ro1">
          <table:table-cell office:value-type="string" calcext:value-type="string">
            <text:p>Matt Breid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Ryan Fitzpatrick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DeVante Parker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Mike Gesicki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string" calcext:value-type="string">
            <text:p>Jakeem Gr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string" calcext:value-type="string">
            <text:p>Isaiah F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Patrick La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Preston William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.33" calcext:value-type="float">
            <text:p>23.33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w York Je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Le'Veon Bell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.06" calcext:value-type="float">
            <text:p>6.06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string" calcext:value-type="string">
            <text:p>Frank Gore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</table:table-row>
        <table:table-row table:style-name="ro1">
          <table:table-cell office:value-type="string" calcext:value-type="string">
            <text:p>Josh Adam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" calcext:value-type="float">
            <text:p>13.33</text:p>
          </table:table-cell>
          <table:table-cell office:value-type="float" office:value="6.06" calcext:value-type="float">
            <text:p>6.06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string" calcext:value-type="string">
            <text:p>Sam Darnold</text:p>
          </table:table-cell>
          <table:table-cell office:value-type="string" calcext:value-type="string">
            <text:p>q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Jamison Crowder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.39" calcext:value-type="float">
            <text:p>39.39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string" calcext:value-type="string">
            <text:p>Chris Herndon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float" office:value="16.67" calcext:value-type="float">
            <text:p>16.67</text:p>
          </table:table-cell>
        </table:table-row>
        <table:table-row table:style-name="ro1">
          <table:table-cell office:value-type="string" calcext:value-type="string">
            <text:p>Breshad Perrima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Chris Hog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ltimore Rave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Mark Ingram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string" calcext:value-type="string">
            <text:p>J.K. Dobbi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.33" calcext:value-type="float">
            <text:p>23.33</text:p>
          </table:table-cell>
          <table:table-cell office:value-type="float" office:value="0" calcext:value-type="float">
            <text:p>0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string" calcext:value-type="string">
            <text:p>Lamar Jackson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.33" calcext:value-type="float">
            <text:p>23.33</text:p>
          </table:table-cell>
          <table:table-cell office:value-type="float" office:value="0" calcext:value-type="float">
            <text:p>0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string" calcext:value-type="string">
            <text:p>Gus Edward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Robert Griffin II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Patrick Ricard</text:p>
          </table:table-cell>
          <table:table-cell office:value-type="string" calcext:value-type="string">
            <text:p>fb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.33</text:p>
          </table:table-cell>
          <table:table-cell office:value-type="float" office:value="4" calcext:value-type="float">
            <text:p>4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Mark Andrew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Marquise Brow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Willie Snead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Miles Boyki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Nick Boyle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Devin Duvern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ttsburgh Steel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Benny Snell Jr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3.33" calcext:value-type="float">
            <text:p>63.33</text:p>
          </table:table-cell>
          <table:table-cell office:value-type="float" office:value="3.23" calcext:value-type="float">
            <text:p>3.23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James Conner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.9" calcext:value-type="float">
            <text:p>12.9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office:value-type="string" calcext:value-type="string">
            <text:p>Ben Roethlisberger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Chase Claypoo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33" calcext:value-type="float">
            <text:p>3.33</text:p>
          </table:table-cell>
          <table:table-cell office:value-type="float" office:value="6.45" calcext:value-type="float">
            <text:p>6.4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Jaylen Samuel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.33</text:p>
          </table:table-cell>
          <table:table-cell office:value-type="float" office:value="3.23" calcext:value-type="float">
            <text:p>3.23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Diontae Johnso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.26" calcext:value-type="float">
            <text:p>32.26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string" calcext:value-type="string">
            <text:p>JuJu Smith-Schuster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.35" calcext:value-type="float">
            <text:p>19.35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string" calcext:value-type="string">
            <text:p>James Washingto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Eric Ebr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Vance McDonald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veland Brow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Kareem H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8.15" calcext:value-type="float">
            <text:p>48.15</text:p>
          </table:table-cell>
          <table:table-cell office:value-type="float" office:value="17.14" calcext:value-type="float">
            <text:p>17.14</text:p>
          </table:table-cell>
          <table:table-cell office:value-type="float" office:value="35.42" calcext:value-type="float">
            <text:p>35.42</text:p>
          </table:table-cell>
        </table:table-row>
        <table:table-row table:style-name="ro1">
          <table:table-cell office:value-type="string" calcext:value-type="string">
            <text:p>Nick Chubb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7.04" calcext:value-type="float">
            <text:p>37.04</text:p>
          </table:table-cell>
          <table:table-cell office:value-type="float" office:value="2.86" calcext:value-type="float">
            <text:p>2.86</text:p>
          </table:table-cell>
          <table:table-cell office:value-type="float" office:value="22.92" calcext:value-type="float">
            <text:p>22.92</text:p>
          </table:table-cell>
        </table:table-row>
        <table:table-row table:style-name="ro1">
          <table:table-cell office:value-type="string" calcext:value-type="string">
            <text:p>Baker Mayfield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41" calcext:value-type="float">
            <text:p>7.41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Jamie Gilla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D'Ernest Johns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Jarvis Landry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14" calcext:value-type="float">
            <text:p>17.14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Odell Beckham Jr.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David Njok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57" calcext:value-type="float">
            <text:p>8.57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Austin Hooper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Harrison Bryant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Rashard Higgi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KhaDarel Ho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7" calcext:value-type="float">
            <text:p>8.5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Stephen Carl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incinnati Benga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Joe Mixon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.86" calcext:value-type="float">
            <text:p>67.86</text:p>
          </table:table-cell>
          <table:table-cell office:value-type="float" office:value="5.71" calcext:value-type="float">
            <text:p>5.71</text:p>
          </table:table-cell>
          <table:table-cell office:value-type="float" office:value="39.22" calcext:value-type="float">
            <text:p>39.22</text:p>
          </table:table-cell>
        </table:table-row>
        <table:table-row table:style-name="ro1">
          <table:table-cell office:value-type="string" calcext:value-type="string">
            <text:p>Joe Burrow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.57" calcext:value-type="float">
            <text:p>28.57</text:p>
          </table:table-cell>
          <table:table-cell office:value-type="float" office:value="0" calcext:value-type="float">
            <text:p>0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office:value-type="string" calcext:value-type="string">
            <text:p>Giovani Bernar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7" calcext:value-type="float">
            <text:p>3.57</text:p>
          </table:table-cell>
          <table:table-cell office:value-type="float" office:value="14.29" calcext:value-type="float">
            <text:p>14.2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A.J. Gree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Tyler Boyd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C.J. Uzomah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John Ros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Mike Thom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7" calcext:value-type="float">
            <text:p>8.57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Drew Samp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acksonville Jagua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James Robinson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9.57" calcext:value-type="float">
            <text:p>69.57</text:p>
          </table:table-cell>
          <table:table-cell office:value-type="float" office:value="5" calcext:value-type="float">
            <text:p>5</text:p>
          </table:table-cell>
          <table:table-cell office:value-type="float" office:value="40.48" calcext:value-type="float">
            <text:p>40.48</text:p>
          </table:table-cell>
        </table:table-row>
        <table:table-row table:style-name="ro1">
          <table:table-cell office:value-type="string" calcext:value-type="string">
            <text:p>Gardner Minshew II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.74" calcext:value-type="float">
            <text:p>21.74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Laviska Shenault Jr.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20" calcext:value-type="float">
            <text:p>2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Keelan Cole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DJ Chark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Chris Thomp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Chris Co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Tyler Eifert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Collin John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Bruce Mil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James O'Shaughness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nnessee Tita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Derrick Henry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.18" calcext:value-type="float">
            <text:p>91.18</text:p>
          </table:table-cell>
          <table:table-cell office:value-type="float" office:value="7.5" calcext:value-type="float">
            <text:p>7.5</text:p>
          </table:table-cell>
          <table:table-cell office:value-type="float" office:value="53.97" calcext:value-type="float">
            <text:p>53.97</text:p>
          </table:table-cell>
        </table:table-row>
        <table:table-row table:style-name="ro1">
          <table:table-cell office:value-type="string" calcext:value-type="string">
            <text:p>Ryan Tannehill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82" calcext:value-type="float">
            <text:p>8.82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Corey Davi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string" calcext:value-type="string">
            <text:p>Adam Humph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A.J. Brow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Jonnu Smith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Anthony Firk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Khari Blasinga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MyCole Pruitt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Jeremy McNicho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f Raymon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dianapolis Col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Jonathan Tayl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0.91" calcext:value-type="float">
            <text:p>40.91</text:p>
          </table:table-cell>
          <table:table-cell office:value-type="float" office:value="13.04" calcext:value-type="float">
            <text:p>13.04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string" calcext:value-type="string">
            <text:p>Nyheim H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.82" calcext:value-type="float">
            <text:p>31.82</text:p>
          </table:table-cell>
          <table:table-cell office:value-type="float" office:value="17.39" calcext:value-type="float">
            <text:p>17.39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string" calcext:value-type="string">
            <text:p>Marlon Mack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.18" calcext:value-type="float">
            <text:p>18.18</text:p>
          </table:table-cell>
          <table:table-cell office:value-type="float" office:value="6.52" calcext:value-type="float">
            <text:p>6.52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string" calcext:value-type="string">
            <text:p>Parris Campbell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.55" calcext:value-type="float">
            <text:p>4.55</text:p>
          </table:table-cell>
          <table:table-cell office:value-type="float" office:value="19.57" calcext:value-type="float">
            <text:p>19.57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string" calcext:value-type="string">
            <text:p>Philip Rivers</text:p>
          </table:table-cell>
          <table:table-cell office:value-type="string" calcext:value-type="string">
            <text:p>q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T.Y. Hilto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57" calcext:value-type="float">
            <text:p>19.5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Jack Doyle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Mo Alie-Co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Zach Pascal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Michael Pittman Jr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ouston Texa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David Johnson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.9" calcext:value-type="float">
            <text:p>12.9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Deshaun Watson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.27" calcext:value-type="float">
            <text:p>27.27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1">
          <table:table-cell office:value-type="string" calcext:value-type="string">
            <text:p>Duke John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73" calcext:value-type="float">
            <text:p>22.73</text:p>
          </table:table-cell>
          <table:table-cell office:value-type="float" office:value="3.23" calcext:value-type="float">
            <text:p>3.2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Will Fuller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.26" calcext:value-type="float">
            <text:p>32.26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Jordan Akins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Randall Cob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Brandin Cook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13" calcext:value-type="float">
            <text:p>16.13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Darren Fells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DeAndre Ca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Kenny Stil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s Angeles Charg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Austin Ekeler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8.72" calcext:value-type="float">
            <text:p>48.72</text:p>
          </table:table-cell>
          <table:table-cell office:value-type="float" office:value="3.45" calcext:value-type="float">
            <text:p>3.45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string" calcext:value-type="string">
            <text:p>Joshua Kel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.77" calcext:value-type="float">
            <text:p>30.77</text:p>
          </table:table-cell>
          <table:table-cell office:value-type="float" office:value="0" calcext:value-type="float">
            <text:p>0</text:p>
          </table:table-cell>
          <table:table-cell office:value-type="float" office:value="21.82" calcext:value-type="float">
            <text:p>21.82</text:p>
          </table:table-cell>
        </table:table-row>
        <table:table-row table:style-name="ro1">
          <table:table-cell office:value-type="string" calcext:value-type="string">
            <text:p>Tyrod Taylor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.38" calcext:value-type="float">
            <text:p>15.38</text:p>
          </table:table-cell>
          <table:table-cell office:value-type="float" office:value="0" calcext:value-type="float">
            <text:p>0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string" calcext:value-type="string">
            <text:p>Justin Jack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Hunter Henry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59" calcext:value-type="float">
            <text:p>27.59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Keenan Alle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.59" calcext:value-type="float">
            <text:p>27.59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Mike William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.03" calcext:value-type="float">
            <text:p>31.03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Virgil Gre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Jalen Guyto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ansas City Chief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Clyde Edwards-Helaire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.53" calcext:value-type="float">
            <text:p>73.53</text:p>
          </table:table-cell>
          <table:table-cell office:value-type="float" office:value="6.25" calcext:value-type="float">
            <text:p>6.25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Darrel William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.59" calcext:value-type="float">
            <text:p>20.59</text:p>
          </table:table-cell>
          <table:table-cell office:value-type="float" office:value="6.25" calcext:value-type="float">
            <text:p>6.25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Anthony Sher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Sammy Watkins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94" calcext:value-type="float">
            <text:p>2.94</text:p>
          </table:table-cell>
          <table:table-cell office:value-type="float" office:value="28.12" calcext:value-type="float">
            <text:p>28.12</text:p>
          </table:table-cell>
          <table:table-cell office:value-type="float" office:value="13.79" calcext:value-type="float">
            <text:p>13.79</text:p>
          </table:table-cell>
        </table:table-row>
        <table:table-row table:style-name="ro1">
          <table:table-cell office:value-type="string" calcext:value-type="string">
            <text:p>Travis Kelce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Tyreek Hill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string" calcext:value-type="string">
            <text:p>Demarcus Robinso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Mecole Hardm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s Vegas Raid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Josh Jacobs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80.65" calcext:value-type="float">
            <text:p>80.65</text:p>
          </table:table-cell>
          <table:table-cell office:value-type="float" office:value="21.43" calcext:value-type="float">
            <text:p>21.43</text:p>
          </table:table-cell>
          <table:table-cell office:value-type="float" office:value="54.72" calcext:value-type="float">
            <text:p>54.72</text:p>
          </table:table-cell>
        </table:table-row>
        <table:table-row table:style-name="ro1">
          <table:table-cell office:value-type="string" calcext:value-type="string">
            <text:p>Devontae Book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.9" calcext:value-type="float">
            <text:p>12.9</text:p>
          </table:table-cell>
          <table:table-cell office:value-type="float" office:value="10.71" calcext:value-type="float">
            <text:p>10.71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string" calcext:value-type="string">
            <text:p>Henry Ruggs III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45" calcext:value-type="float">
            <text:p>6.45</text:p>
          </table:table-cell>
          <table:table-cell office:value-type="float" office:value="17.86" calcext:value-type="float">
            <text:p>17.86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Darren Waller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string" calcext:value-type="string">
            <text:p>Hunter Renfr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Nelson Aghol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Bryan Edward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Jalen Rich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Jason Witten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nver Bronc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Melvin Gordon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7.69" calcext:value-type="float">
            <text:p>57.69</text:p>
          </table:table-cell>
          <table:table-cell office:value-type="float" office:value="9.38" calcext:value-type="float">
            <text:p>9.38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Phillip Lindsay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.92" calcext:value-type="float">
            <text:p>26.92</text:p>
          </table:table-cell>
          <table:table-cell office:value-type="float" office:value="3.12" calcext:value-type="float">
            <text:p>3.12</text:p>
          </table:table-cell>
          <table:table-cell office:value-type="float" office:value="16.67" calcext:value-type="float">
            <text:p>16.67</text:p>
          </table:table-cell>
        </table:table-row>
        <table:table-row table:style-name="ro1">
          <table:table-cell office:value-type="string" calcext:value-type="string">
            <text:p>Drew Lock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54" calcext:value-type="float">
            <text:p>11.54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Royce Freeman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5" calcext:value-type="float">
            <text:p>3.85</text:p>
          </table:table-cell>
          <table:table-cell office:value-type="float" office:value="3.12" calcext:value-type="float">
            <text:p>3.1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Noah Fant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Jerry Jeud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Tim Patrick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.62" calcext:value-type="float">
            <text:p>15.62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Jake But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Tyrie Cle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DaeSean Hamilto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.38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Nick Vannet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shington Football Te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Peyton Bar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7.22" calcext:value-type="float">
            <text:p>47.22</text:p>
          </table:table-cell>
          <table:table-cell office:value-type="float" office:value="0" calcext:value-type="float">
            <text:p>0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string" calcext:value-type="string">
            <text:p>Antonio Gibson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.67" calcext:value-type="float">
            <text:p>6.67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string" calcext:value-type="string">
            <text:p>Dwayne Haskins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.44" calcext:value-type="float">
            <text:p>19.44</text:p>
          </table:table-cell>
          <table:table-cell office:value-type="float" office:value="0" calcext:value-type="float">
            <text:p>0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string" calcext:value-type="string">
            <text:p>J.D. McKissic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33" calcext:value-type="float">
            <text:p>8.33</text:p>
          </table:table-cell>
          <table:table-cell office:value-type="float" office:value="16.67" calcext:value-type="float">
            <text:p>16.67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Terry McLauri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33" calcext:value-type="float">
            <text:p>23.33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Logan Thom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Steven Sim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Dontrelle Inm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w York Gia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Saquon Barkley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3.08" calcext:value-type="float">
            <text:p>23.08</text:p>
          </table:table-cell>
          <table:table-cell office:value-type="float" office:value="45.65" calcext:value-type="float">
            <text:p>45.65</text:p>
          </table:table-cell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Dion Lewi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56" calcext:value-type="float">
            <text:p>2.56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Sterling Shepard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.38" calcext:value-type="float">
            <text:p>15.38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string" calcext:value-type="string">
            <text:p>Darius Slay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.08" calcext:value-type="float">
            <text:p>23.08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string" calcext:value-type="string">
            <text:p>C.J. 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Evan Engram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95" calcext:value-type="float">
            <text:p>17.95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Kaden Smith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Wayne Gallm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Levine Toilolo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Damion Rat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hiladelphia Eag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Boston Scott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.94" calcext:value-type="float">
            <text:p>52.94</text:p>
          </table:table-cell>
          <table:table-cell office:value-type="float" office:value="4.76" calcext:value-type="float">
            <text:p>4.76</text:p>
          </table:table-cell>
          <table:table-cell office:value-type="float" office:value="26.83" calcext:value-type="float">
            <text:p>26.83</text:p>
          </table:table-cell>
        </table:table-row>
        <table:table-row table:style-name="ro1">
          <table:table-cell office:value-type="string" calcext:value-type="string">
            <text:p>Corey Cle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.29" calcext:value-type="float">
            <text:p>35.29</text:p>
          </table:table-cell>
          <table:table-cell office:value-type="float" office:value="4.76" calcext:value-type="float">
            <text:p>4.76</text:p>
          </table:table-cell>
          <table:table-cell office:value-type="float" office:value="19.51" calcext:value-type="float">
            <text:p>19.51</text:p>
          </table:table-cell>
        </table:table-row>
        <table:table-row table:style-name="ro1">
          <table:table-cell office:value-type="string" calcext:value-type="string">
            <text:p>Jason Huntle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Carson Wentz</text:p>
          </table:table-cell>
          <table:table-cell office:value-type="string" calcext:value-type="string">
            <text:p>q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Dallas Goedert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.43" calcext:value-type="float">
            <text:p>21.43</text:p>
          </table:table-cell>
          <table:table-cell office:value-type="float" office:value="19.51" calcext:value-type="float">
            <text:p>19.51</text:p>
          </table:table-cell>
        </table:table-row>
        <table:table-row table:style-name="ro1">
          <table:table-cell office:value-type="string" calcext:value-type="string">
            <text:p>Greg W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Zach Ertz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DeSean Jackso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John Hightow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Jalen Reagor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llas Cowboy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Ezekiel Elliott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1.48" calcext:value-type="float">
            <text:p>81.48</text:p>
          </table:table-cell>
          <table:table-cell office:value-type="float" office:value="10.81" calcext:value-type="float">
            <text:p>10.81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string" calcext:value-type="string">
            <text:p>Dak Prescott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Tony Poll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41" calcext:value-type="float">
            <text:p>7.41</text:p>
          </table:table-cell>
          <table:table-cell office:value-type="float" office:value="8.11" calcext:value-type="float">
            <text:p>8.1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Amari Cooper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.84" calcext:value-type="float">
            <text:p>37.84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CeeDee Lamb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.22" calcext:value-type="float">
            <text:p>16.22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Michael Gallup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.51" calcext:value-type="float">
            <text:p>13.51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Blake Jarwin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Dalton Schult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een Bay Pack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Aaron Jones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.63" calcext:value-type="float">
            <text:p>14.63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Jamaal William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.88" calcext:value-type="float">
            <text:p>21.88</text:p>
          </table:table-cell>
          <table:table-cell office:value-type="float" office:value="9.76" calcext:value-type="float">
            <text:p>9.76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string" calcext:value-type="string">
            <text:p>Tyler Erv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38" calcext:value-type="float">
            <text:p>9.38</text:p>
          </table:table-cell>
          <table:table-cell office:value-type="float" office:value="2.44" calcext:value-type="float">
            <text:p>2.4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Tim Boy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AJ Dill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Allen Lazard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12" calcext:value-type="float">
            <text:p>3.12</text:p>
          </table:table-cell>
          <table:table-cell office:value-type="float" office:value="9.76" calcext:value-type="float">
            <text:p>9.76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Aaron Rodgers</text:p>
          </table:table-cell>
          <table:table-cell office:value-type="string" calcext:value-type="string">
            <text:p>q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Davante Adam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1.46" calcext:value-type="float">
            <text:p>41.46</text:p>
          </table:table-cell>
          <table:table-cell office:value-type="float" office:value="21.88" calcext:value-type="float">
            <text:p>21.88</text:p>
          </table:table-cell>
        </table:table-row>
        <table:table-row table:style-name="ro1">
          <table:table-cell office:value-type="string" calcext:value-type="string">
            <text:p>Marquez Valdes-Scant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.63" calcext:value-type="float">
            <text:p>14.63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Josiah Deguara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Jace Sternber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hicago Bea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David Montgomery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6.43" calcext:value-type="float">
            <text:p>46.43</text:p>
          </table:table-cell>
          <table:table-cell office:value-type="float" office:value="8.33" calcext:value-type="float">
            <text:p>8.33</text:p>
          </table:table-cell>
          <table:table-cell office:value-type="float" office:value="29.17" calcext:value-type="float">
            <text:p>29.17</text:p>
          </table:table-cell>
        </table:table-row>
        <table:table-row table:style-name="ro1">
          <table:table-cell office:value-type="string" calcext:value-type="string">
            <text:p>Tarik Coh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.56" calcext:value-type="float">
            <text:p>5.56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Cordarrelle Patter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.29" calcext:value-type="float">
            <text:p>14.29</text:p>
          </table:table-cell>
          <table:table-cell office:value-type="float" office:value="2.78" calcext:value-type="float">
            <text:p>2.78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Mitchell Trubisky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Allen Robinson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.57" calcext:value-type="float">
            <text:p>3.57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nthony Mil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Jimmy Graham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.4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Darnell Moon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Javon Wim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Ted Ginn Jr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etrius Harr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 Km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innesota Viking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Dalvin Cook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4.55" calcext:value-type="float">
            <text:p>54.55</text:p>
          </table:table-cell>
          <table:table-cell office:value-type="float" office:value="8" calcext:value-type="float">
            <text:p>8</text:p>
          </table:table-cell>
          <table:table-cell office:value-type="float" office:value="31.71" calcext:value-type="float">
            <text:p>31.71</text:p>
          </table:table-cell>
        </table:table-row>
        <table:table-row table:style-name="ro1">
          <table:table-cell office:value-type="string" calcext:value-type="string">
            <text:p>Alexander Matti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7.27" calcext:value-type="float">
            <text:p>27.27</text:p>
          </table:table-cell>
          <table:table-cell office:value-type="float" office:value="16" calcext:value-type="float">
            <text:p>16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1">
          <table:table-cell office:value-type="string" calcext:value-type="string">
            <text:p>Kirk Cousins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18" calcext:value-type="float">
            <text:p>18.18</text:p>
          </table:table-cell>
          <table:table-cell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Adam Thiele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string" calcext:value-type="string">
            <text:p>Olabisi Johnso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Justin Jeffer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Kyle Rudolph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Irv Smith Jr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Tajae Sharp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troit L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Adrian Peter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8.28" calcext:value-type="float">
            <text:p>48.28</text:p>
          </table:table-cell>
          <table:table-cell office:value-type="float" office:value="7.32" calcext:value-type="float">
            <text:p>7.32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string" calcext:value-type="string">
            <text:p>Kerryon Johnson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.14" calcext:value-type="float">
            <text:p>24.14</text:p>
          </table:table-cell>
          <table:table-cell office:value-type="float" office:value="0" calcext:value-type="float">
            <text:p>0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string" calcext:value-type="string">
            <text:p>Matthew Stafford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D'Andre Swif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34" calcext:value-type="float">
            <text:p>10.34</text:p>
          </table:table-cell>
          <table:table-cell office:value-type="float" office:value="12.2" calcext:value-type="float">
            <text:p>12.2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string" calcext:value-type="string">
            <text:p>Danny Amendo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T.J. Hockenson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Marvin Jone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51" calcext:value-type="float">
            <text:p>19.51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Quintez Cephu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.39" calcext:value-type="float">
            <text:p>24.39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Marvin Ha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Jamal Agn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w Orleans Sai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Latavius Murr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.12" calcext:value-type="float">
            <text:p>44.12</text:p>
          </table:table-cell>
          <table:table-cell office:value-type="float" office:value="3.33" calcext:value-type="float">
            <text:p>3.33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Alvin Kamara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.29" calcext:value-type="float">
            <text:p>35.29</text:p>
          </table:table-cell>
          <table:table-cell office:value-type="float" office:value="26.67" calcext:value-type="float">
            <text:p>26.67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string" calcext:value-type="string">
            <text:p>Taysom Hill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82" calcext:value-type="float">
            <text:p>8.82</text:p>
          </table:table-cell>
          <table:table-cell office:value-type="float" office:value="3.33" calcext:value-type="float">
            <text:p>3.33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Drew Brees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Deonte Harri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4" calcext:value-type="float">
            <text:p>2.94</text:p>
          </table:table-cell>
          <table:table-cell office:value-type="float" office:value="3.33" calcext:value-type="float">
            <text:p>3.33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Ty Montgomer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Jared Coo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33" calcext:value-type="float">
            <text:p>23.33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Emmanuel Sand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Michael Thoma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Tre'Quan Smith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Josh Hill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tlanta Falc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Todd Gurley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.67" calcext:value-type="float">
            <text:p>66.67</text:p>
          </table:table-cell>
          <table:table-cell office:value-type="float" office:value="9.62" calcext:value-type="float">
            <text:p>9.62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Brian H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.29" calcext:value-type="float">
            <text:p>14.29</text:p>
          </table:table-cell>
          <table:table-cell office:value-type="float" office:value="3.85" calcext:value-type="float">
            <text:p>3.85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string" calcext:value-type="string">
            <text:p>Sharrod Neas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Calvin Ridley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23.08" calcext:value-type="float">
            <text:p>23.08</text:p>
          </table:table-cell>
          <table:table-cell office:value-type="float" office:value="17.24" calcext:value-type="float">
            <text:p>17.24</text:p>
          </table:table-cell>
        </table:table-row>
        <table:table-row table:style-name="ro1">
          <table:table-cell office:value-type="string" calcext:value-type="string">
            <text:p>Matt Ryan</text:p>
          </table:table-cell>
          <table:table-cell office:value-type="string" calcext:value-type="string">
            <text:p>q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Ito Smit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76" calcext:value-type="float">
            <text:p>4.76</text:p>
          </table:table-cell>
          <table:table-cell office:value-type="float" office:value="5.77" calcext:value-type="float">
            <text:p>5.7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Russell Gage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.08" calcext:value-type="float">
            <text:p>23.08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Julio Jone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.08" calcext:value-type="float">
            <text:p>23.08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Hayden Hur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Luke Stock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mpa Bay Buccane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Ronald Jones II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5.38" calcext:value-type="float">
            <text:p>65.38</text:p>
          </table:table-cell>
          <table:table-cell office:value-type="float" office:value="8.82" calcext:value-type="float">
            <text:p>8.82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1">
          <table:table-cell office:value-type="string" calcext:value-type="string">
            <text:p>Leonard Fournet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23" calcext:value-type="float">
            <text:p>19.23</text:p>
          </table:table-cell>
          <table:table-cell office:value-type="float" office:value="2.94" calcext:value-type="float">
            <text:p>2.94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Tom Brady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54" calcext:value-type="float">
            <text:p>11.54</text:p>
          </table:table-cell>
          <table:table-cell office:value-type="float" office:value="0" calcext:value-type="float">
            <text:p>0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Scott Miller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.85" calcext:value-type="float">
            <text:p>3.85</text:p>
          </table:table-cell>
          <table:table-cell office:value-type="float" office:value="17.65" calcext:value-type="float">
            <text:p>17.65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Chris Godwi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.59" calcext:value-type="float">
            <text:p>20.59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O.J. How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.65" calcext:value-type="float">
            <text:p>17.65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Rob Gronkowski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2" calcext:value-type="float">
            <text:p>8.82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Mike Evan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LeSean McCo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Justin Wat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Cameron Br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rolina Panth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Christian McCaffrey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6.67" calcext:value-type="float">
            <text:p>76.67</text:p>
          </table:table-cell>
          <table:table-cell office:value-type="float" office:value="11.76" calcext:value-type="float">
            <text:p>11.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ddy Bridgewater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Alex Armah</text:p>
          </table:table-cell>
          <table:table-cell office:value-type="string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Curtis Sam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.33</text:p>
          </table:table-cell>
          <table:table-cell office:value-type="float" office:value="23.53" calcext:value-type="float">
            <text:p>23.53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string" calcext:value-type="string">
            <text:p>Robby Anderson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.53" calcext:value-type="float">
            <text:p>23.53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string" calcext:value-type="string">
            <text:p>D.J. Moore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Ian Thom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Chris Manhertz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Seth Robe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s Angeles Ra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Malcolm Brow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4.29" calcext:value-type="float">
            <text:p>14.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m Akers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.57" calcext:value-type="float">
            <text:p>3.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red Goff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Darrell Hender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ert Woods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28.57" calcext:value-type="float">
            <text:p>28.57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Cooper Kup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.86" calcext:value-type="float">
            <text:p>17.86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Tyler Higbee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ald Everett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Van Jeffer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Josh Reynold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izona Cardina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Kenyan Drake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4.44" calcext:value-type="float">
            <text:p>44.44</text:p>
          </table:table-cell>
          <table:table-cell office:value-type="float" office:value="5.41" calcext:value-type="float">
            <text:p>5.41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1">
          <table:table-cell office:value-type="string" calcext:value-type="string">
            <text:p>Kyler Murray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.11" calcext:value-type="float">
            <text:p>36.11</text:p>
          </table:table-cell>
          <table:table-cell office:value-type="float" office:value="0" calcext:value-type="float">
            <text:p>0</text:p>
          </table:table-cell>
          <table:table-cell office:value-type="float" office:value="20.97" calcext:value-type="float">
            <text:p>20.97</text:p>
          </table:table-cell>
        </table:table-row>
        <table:table-row table:style-name="ro1">
          <table:table-cell office:value-type="string" calcext:value-type="string">
            <text:p>Chase Edmond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.67" calcext:value-type="float">
            <text:p>16.67</text:p>
          </table:table-cell>
          <table:table-cell office:value-type="float" office:value="13.51" calcext:value-type="float">
            <text:p>13.51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string" calcext:value-type="string">
            <text:p>Chris Strevel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DeAndre Hopkin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3.24" calcext:value-type="float">
            <text:p>43.24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string" calcext:value-type="string">
            <text:p>Larry Fitzgerald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.51" calcext:value-type="float">
            <text:p>13.51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string" calcext:value-type="string">
            <text:p>Dan Arnold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41" calcext:value-type="float">
            <text:p>5.41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Christian Kirk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1" calcext:value-type="float">
            <text:p>13.5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Maxx William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1" calcext:value-type="float">
            <text:p>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attle Seahawk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Carlos Hy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string" calcext:value-type="string">
            <text:p>Chris Carson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.14" calcext:value-type="float">
            <text:p>17.14</text:p>
          </table:table-cell>
          <table:table-cell office:value-type="float" office:value="23.53" calcext:value-type="float">
            <text:p>23.53</text:p>
          </table:table-cell>
        </table:table-row>
        <table:table-row table:style-name="ro1">
          <table:table-cell office:value-type="string" calcext:value-type="string">
            <text:p>Travis Ho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.71" calcext:value-type="float">
            <text:p>5.7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Russell Wilson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David Moore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57" calcext:value-type="float">
            <text:p>8.57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Tyler Lockett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office:value-type="string" calcext:value-type="string">
            <text:p>D.K. Metcalf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Greg Olsen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43" calcext:value-type="float">
            <text:p>11.43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Will Dissl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Jacob Holli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Freddie Swa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n Francisco 49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sh at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touches</text:p>
          </table:table-cell>
          <table:table-cell office:value-type="string" calcext:value-type="string">
            <text:p>rush share</text:p>
          </table:table-cell>
          <table:table-cell office:value-type="string" calcext:value-type="string">
            <text:p>target share</text:p>
          </table:table-cell>
          <table:table-cell office:value-type="string" calcext:value-type="string">
            <text:p>touch share</text:p>
          </table:table-cell>
        </table:table-row>
        <table:table-row table:style-name="ro1">
          <table:table-cell office:value-type="string" calcext:value-type="string">
            <text:p>Raheem Mostert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5.62" calcext:value-type="float">
            <text:p>15.62</text:p>
          </table:table-cell>
          <table:table-cell office:value-type="float" office:value="43.18" calcext:value-type="float">
            <text:p>43.18</text:p>
          </table:table-cell>
        </table:table-row>
        <table:table-row table:style-name="ro1">
          <table:table-cell office:value-type="string" calcext:value-type="string">
            <text:p>Tevin Colem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.25" calcext:value-type="float">
            <text:p>6.25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string" calcext:value-type="string">
            <text:p>Jerick McKinn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.62" calcext:value-type="float">
            <text:p>15.62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string" calcext:value-type="string">
            <text:p>Jimmy Garoppolo</text:p>
          </table:table-cell>
          <table:table-cell office:value-type="string" calcext:value-type="string">
            <text:p>q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Kyle Juszczyk</text:p>
          </table:table-cell>
          <table:table-cell office:value-type="string" calcext:value-type="string">
            <text:p>f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George Kittle</text:p>
          </table:table-cell>
          <table:table-cell office:value-type="string" calcext:value-type="string">
            <text:p>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.62" calcext:value-type="float">
            <text:p>15.62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string" calcext:value-type="string">
            <text:p>Kendrick Bourne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.62" calcext:value-type="float">
            <text:p>15.62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Jordan Re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Trent Tayl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.62" calcext:value-type="float">
            <text:p>15.62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Dante Pettis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3"/>
        </table:table-row>
        <calcext:conditional-formats>
          <calcext:conditional-format calcext:target-range-address="shares_1.I2:shares_1.I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ares_1.J3:shares_1.J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ares_1.H3:shares_1.H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ares_1.A1:shares_1.J24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1T22:26:47.356000000</dc:date>
    <meta:editing-duration>P5DT1H18M58S</meta:editing-duration>
    <meta:editing-cycles>1</meta:editing-cycles>
    <meta:document-statistic meta:table-count="1" meta:cell-count="3588" meta:object-count="0"/>
    <meta:generator>LibreOffice/6.1.0.3$Windows_X86_64 LibreOffice_project/efb621ed25068d70781dc026f7e9c5187a4decd1</meta:generator>
  </office:meta>
</office:document-meta>
</file>